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c877"/>
    </style:style>
    <style:style style:name="P2" style:family="paragraph" style:parent-style-name="Standard">
      <style:text-properties officeooo:paragraph-rsid="0005c877"/>
    </style:style>
    <style:style style:name="P3" style:family="paragraph" style:parent-style-name="Standard">
      <style:text-properties officeooo:rsid="00091967" officeooo:paragraph-rsid="00091967"/>
    </style:style>
    <style:style style:name="T1" style:family="text">
      <style:text-properties officeooo:rsid="0005c877"/>
    </style:style>
    <style:style style:name="T2" style:family="text">
      <style:text-properties officeooo:rsid="00081a6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- <text:span text:style-name="T1">Introducción. Inteligencia artificial, aprendizaje automático supervisado</text:span></text:p>
      <text:p text:style-name="Standard">- <text:span text:style-name="T1">Clasificador logístico binario. Con función de activación: perceptrón. </text:span></text:p>
      <text:p text:style-name="Standard">- <text:span text:style-name="T1">Clasificación logístico multiclase multinomial. Capa neuronal.</text:span></text:p>
      <text:p text:style-name="P1">- <text:span text:style-name="T1">Dinámicas no lineales. Kernel trick. Deep learning. MLP.</text:span></text:p>
      <text:p text:style-name="P1">- <text:span text:style-name="T2">Redes neuronales. Backpropagation.</text:span></text:p>
      <text:p text:style-name="P1">- <text:span text:style-name="T2">Red convolucional.</text:span></text:p>
      <text:p text:style-name="P1"/>
      <text:p text:style-name="P1"><text:s/></text:p>
      <text:p text:style-name="P1"/>
      <text:p text:style-name="P3">Meter ejemplitos!!</text:p>
      <text:p text:style-name="P3"><text:s/></text:p>
      <text:p text:style-name="P3">- Aprend. Superv. (general y aplicaciones)</text:p>
      <text:p text:style-name="P3">- No lineales (xor y altura arbol)</text:p>
      <text:p text:style-name="P3">- <text:s/>Recon. im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12:00.417935639</meta:creation-date>
    <dc:date>2018-04-24T12:32:59.810797244</dc:date>
    <meta:editing-duration>PT29M4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57" meta:character-count="438" meta:non-whitespace-character-count="387"/>
  </office:meta>
</office:document-meta>
</file>